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692" officeooo:paragraph-rsid="00128692"/>
    </style:style>
    <style:style style:name="P2" style:family="paragraph" style:parent-style-name="Standard">
      <style:paragraph-properties fo:text-align="start" style:justify-single-word="false"/>
      <style:text-properties fo:font-weight="bold" officeooo:rsid="00357c35" officeooo:paragraph-rsid="00357c3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377660" officeooo:paragraph-rsid="0037766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28692" officeooo:paragraph-rsid="0012869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004" officeooo:paragraph-rsid="0012869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c004" officeooo:paragraph-rsid="0013c00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cc35" officeooo:paragraph-rsid="0016cc3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7cb01" officeooo:paragraph-rsid="0017cb01" style:font-size-asian="10.5pt" style:font-weight-asian="normal" style:font-size-complex="12pt" style:font-weight-complex="normal"/>
    </style:style>
    <style:style style:name="P11" style:family="paragraph" style:parent-style-name="Standard" style:list-style-name="L19">
      <style:paragraph-properties fo:text-align="start" style:justify-single-word="false"/>
      <style:text-properties fo:font-size="12pt" fo:font-weight="normal" officeooo:rsid="0017cb01" officeooo:paragraph-rsid="0022a5ed" style:font-size-asian="10.5pt" style:font-weight-asian="normal" style:font-size-complex="12pt" style:font-weight-complex="normal"/>
    </style:style>
    <style:style style:name="P12" style:family="paragraph" style:parent-style-name="Standard" style:list-style-name="L16">
      <style:paragraph-properties fo:text-align="start" style:justify-single-word="false"/>
      <style:text-properties fo:font-size="12pt" fo:font-weight="normal" officeooo:rsid="00210f7b" officeooo:paragraph-rsid="00210f7b" style:font-size-asian="10.5pt" style:font-weight-asian="normal" style:font-size-complex="12pt" style:font-weight-complex="normal"/>
    </style:style>
    <style:style style:name="P13" style:family="paragraph" style:parent-style-name="Standard" style:list-style-name="L19">
      <style:paragraph-properties fo:text-align="start" style:justify-single-word="false"/>
      <style:text-properties fo:font-size="12pt" fo:font-weight="normal" officeooo:rsid="0022a5ed" officeooo:paragraph-rsid="0022a5e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f6d95" officeooo:paragraph-rsid="0012869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bbe8e" officeooo:paragraph-rsid="003bbe8e" style:font-size-asian="10.5pt" style:font-weight-asian="normal" style:font-size-complex="12pt" style:font-weight-complex="normal"/>
    </style:style>
    <style:style style:name="P16" style:family="paragraph" style:parent-style-name="Standard" style:list-style-name="L31">
      <style:paragraph-properties fo:text-align="start" style:justify-single-word="false"/>
      <style:text-properties fo:font-size="12pt" fo:font-weight="normal" officeooo:rsid="00451514" officeooo:paragraph-rsid="004caa8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51514" officeooo:paragraph-rsid="004caa8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bf1aa" officeooo:paragraph-rsid="004bf1a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4c5313" officeooo:paragraph-rsid="004c531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c5313" officeooo:paragraph-rsid="004caa8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6890d9" officeooo:paragraph-rsid="006890d9" style:font-size-asian="10.5pt" style:font-weight-asian="normal" style:font-size-complex="12pt" style:font-weight-complex="normal"/>
    </style:style>
    <style:style style:name="P22" style:family="paragraph" style:parent-style-name="Standard" style:list-style-name="L32">
      <style:paragraph-properties fo:text-align="start" style:justify-single-word="false"/>
      <style:text-properties fo:font-size="12pt" fo:font-weight="normal" officeooo:rsid="006890d9" officeooo:paragraph-rsid="006890d9" style:font-size-asian="10.5pt" style:font-weight-asian="normal" style:font-size-complex="12pt" style:font-weight-complex="normal"/>
    </style:style>
    <style:style style:name="P23" style:family="paragraph" style:parent-style-name="Standard" style:list-style-name="L19">
      <style:paragraph-properties fo:text-align="start" style:justify-single-word="false"/>
      <style:text-properties fo:font-size="12pt" fo:font-weight="normal" officeooo:rsid="006feb43" officeooo:paragraph-rsid="006feb43" style:font-size-asian="10.5pt" style:font-weight-asian="normal" style:font-size-complex="12pt" style:font-weight-complex="normal"/>
    </style:style>
    <style:style style:name="P24" style:family="paragraph" style:parent-style-name="Standard" style:list-style-name="L20">
      <style:paragraph-properties fo:text-align="start" style:justify-single-word="false"/>
      <style:text-properties fo:font-size="12pt" fo:font-weight="normal" officeooo:rsid="006feb43" officeooo:paragraph-rsid="006feb4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6feb43" officeooo:paragraph-rsid="006feb43" style:font-size-asian="10.5pt" style:font-weight-asian="normal" style:font-size-complex="12pt" style:font-weight-complex="normal"/>
    </style:style>
    <style:style style:name="P26" style:family="paragraph" style:parent-style-name="Standard" style:list-style-name="L33">
      <style:paragraph-properties fo:text-align="start" style:justify-single-word="false"/>
      <style:text-properties fo:font-size="12pt" fo:font-weight="normal" officeooo:rsid="0070cf63" officeooo:paragraph-rsid="0070cf63" style:font-size-asian="10.5pt" style:font-weight-asian="normal" style:font-size-complex="12pt" style:font-weight-complex="normal"/>
    </style:style>
    <style:style style:name="P27" style:family="paragraph" style:parent-style-name="Standard" style:list-style-name="L20">
      <style:paragraph-properties fo:text-align="start" style:justify-single-word="false"/>
      <style:text-properties fo:font-size="12pt" fo:font-weight="normal" officeooo:paragraph-rsid="00246f30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692" officeooo:paragraph-rsid="0012869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cb01" officeooo:paragraph-rsid="0017cb0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bbe8e" officeooo:paragraph-rsid="003bbe8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28692"/>
    </style:style>
    <style:style style:name="P32" style:family="paragraph" style:parent-style-name="Standard">
      <style:paragraph-properties fo:text-align="start" style:justify-single-word="false"/>
      <style:text-properties officeooo:paragraph-rsid="0013c004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13c004"/>
    </style:style>
    <style:style style:name="P34" style:family="paragraph" style:parent-style-name="Standard" style:list-style-name="L20">
      <style:paragraph-properties fo:text-align="start" style:justify-single-word="false"/>
      <style:text-properties officeooo:paragraph-rsid="0022a5ed"/>
    </style:style>
    <style:style style:name="P35" style:family="paragraph" style:parent-style-name="Standard" style:list-style-name="L21">
      <style:paragraph-properties fo:text-align="start" style:justify-single-word="false"/>
      <style:text-properties officeooo:paragraph-rsid="00246f30"/>
    </style:style>
    <style:style style:name="P36" style:family="paragraph" style:parent-style-name="Standard" style:list-style-name="L22">
      <style:paragraph-properties fo:text-align="start" style:justify-single-word="false"/>
      <style:text-properties officeooo:paragraph-rsid="002f6d95"/>
    </style:style>
    <style:style style:name="P37" style:family="paragraph" style:parent-style-name="Standard" style:list-style-name="L9">
      <style:paragraph-properties fo:text-align="start" style:justify-single-word="false"/>
      <style:text-properties officeooo:paragraph-rsid="00307ec3"/>
    </style:style>
    <style:style style:name="P38" style:family="paragraph" style:parent-style-name="Standard" style:list-style-name="L24">
      <style:paragraph-properties fo:text-align="start" style:justify-single-word="false"/>
      <style:text-properties officeooo:paragraph-rsid="00307ec3"/>
    </style:style>
    <style:style style:name="P39" style:family="paragraph" style:parent-style-name="Standard" style:list-style-name="L26">
      <style:paragraph-properties fo:text-align="start" style:justify-single-word="false"/>
      <style:text-properties officeooo:paragraph-rsid="00628fb0"/>
    </style:style>
    <style:style style:name="P40" style:family="paragraph" style:parent-style-name="Standard" style:list-style-name="L13">
      <style:paragraph-properties fo:text-align="start" style:justify-single-word="false"/>
      <style:text-properties officeooo:paragraph-rsid="00318144"/>
    </style:style>
    <style:style style:name="P41" style:family="paragraph" style:parent-style-name="Standard" style:list-style-name="L28">
      <style:paragraph-properties fo:text-align="start" style:justify-single-word="false"/>
      <style:text-properties officeooo:paragraph-rsid="00609a55"/>
    </style:style>
    <style:style style:name="P42" style:family="paragraph" style:parent-style-name="Standard">
      <style:paragraph-properties fo:text-align="start" style:justify-single-word="false"/>
      <style:text-properties officeooo:paragraph-rsid="00318144"/>
    </style:style>
    <style:style style:name="P43" style:family="paragraph" style:parent-style-name="Standard" style:list-style-name="L29">
      <style:paragraph-properties fo:text-align="start" style:justify-single-word="false"/>
      <style:text-properties officeooo:paragraph-rsid="00357c35"/>
    </style:style>
    <style:style style:name="P44" style:family="paragraph" style:parent-style-name="Standard">
      <style:paragraph-properties fo:text-align="start" style:justify-single-word="false"/>
      <style:text-properties officeooo:paragraph-rsid="00377660"/>
    </style:style>
    <style:style style:name="P45" style:family="paragraph" style:parent-style-name="Standard">
      <style:paragraph-properties fo:text-align="start" style:justify-single-word="false"/>
      <style:text-properties officeooo:rsid="0013c004" officeooo:paragraph-rsid="0013c004"/>
    </style:style>
    <style:style style:name="P46" style:family="paragraph" style:parent-style-name="Standard" style:list-style-name="L3">
      <style:paragraph-properties fo:text-align="start" style:justify-single-word="false"/>
      <style:text-properties officeooo:rsid="0013c004" officeooo:paragraph-rsid="0013c004"/>
    </style:style>
    <style:style style:name="P47" style:family="paragraph" style:parent-style-name="Standard" style:list-style-name="L5">
      <style:paragraph-properties fo:text-align="start" style:justify-single-word="false"/>
      <style:text-properties officeooo:rsid="0013c004" officeooo:paragraph-rsid="0013c004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8692" officeooo:paragraph-rsid="00128692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c004" officeooo:paragraph-rsid="0013c00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officeooo:rsid="001516ba" officeooo:paragraph-rsid="001516ba"/>
    </style:style>
    <style:style style:name="P51" style:family="paragraph" style:parent-style-name="Standard" style:list-style-name="L6">
      <style:paragraph-properties fo:text-align="start" style:justify-single-word="false"/>
      <style:text-properties officeooo:rsid="0016cc35" officeooo:paragraph-rsid="0016cc35"/>
    </style:style>
    <style:style style:name="P52" style:family="paragraph" style:parent-style-name="Standard">
      <style:paragraph-properties fo:text-align="start" style:justify-single-word="false"/>
      <style:text-properties officeooo:rsid="0016cc35" officeooo:paragraph-rsid="0016cc35"/>
    </style:style>
    <style:style style:name="P53" style:family="paragraph" style:parent-style-name="Standard" style:list-style-name="L8">
      <style:paragraph-properties fo:text-align="start" style:justify-single-word="false"/>
      <style:text-properties officeooo:rsid="0016cc35" officeooo:paragraph-rsid="0016cc35"/>
    </style:style>
    <style:style style:name="P54" style:family="paragraph" style:parent-style-name="Standard" style:list-style-name="L8">
      <style:paragraph-properties fo:text-align="start" style:justify-single-word="false"/>
      <style:text-properties officeooo:rsid="0016cc35" officeooo:paragraph-rsid="002f6d95"/>
    </style:style>
    <style:style style:name="P55" style:family="paragraph" style:parent-style-name="Standard">
      <style:paragraph-properties fo:text-align="start" style:justify-single-word="false"/>
      <style:text-properties officeooo:rsid="0017a800" officeooo:paragraph-rsid="0017a800"/>
    </style:style>
    <style:style style:name="P56" style:family="paragraph" style:parent-style-name="Standard">
      <style:paragraph-properties fo:text-align="start" style:justify-single-word="false"/>
      <style:text-properties officeooo:rsid="0017cb01" officeooo:paragraph-rsid="0017cb01"/>
    </style:style>
    <style:style style:name="P57" style:family="paragraph" style:parent-style-name="Standard" style:list-style-name="L13">
      <style:paragraph-properties fo:text-align="start" style:justify-single-word="false"/>
      <style:text-properties officeooo:rsid="0017cb01" officeooo:paragraph-rsid="00318144"/>
    </style:style>
    <style:style style:name="P58" style:family="paragraph" style:parent-style-name="Standard" style:list-style-name="L11">
      <style:paragraph-properties fo:text-align="start" style:justify-single-word="false"/>
      <style:text-properties officeooo:rsid="00184b7e" officeooo:paragraph-rsid="00184b7e"/>
    </style:style>
    <style:style style:name="P59" style:family="paragraph" style:parent-style-name="Standard" style:list-style-name="L11">
      <style:paragraph-properties fo:text-align="start" style:justify-single-word="false"/>
      <style:text-properties officeooo:rsid="001b8e0d" officeooo:paragraph-rsid="001b8e0d"/>
    </style:style>
    <style:style style:name="P60" style:family="paragraph" style:parent-style-name="Standard" style:list-style-name="L6">
      <style:paragraph-properties fo:text-align="start" style:justify-single-word="false"/>
      <style:text-properties officeooo:rsid="001c28c7" officeooo:paragraph-rsid="001c28c7"/>
    </style:style>
    <style:style style:name="P61" style:family="paragraph" style:parent-style-name="Standard" style:list-style-name="L7">
      <style:paragraph-properties fo:text-align="start" style:justify-single-word="false"/>
      <style:text-properties officeooo:rsid="0020fe71" officeooo:paragraph-rsid="0020fe71"/>
    </style:style>
    <style:style style:name="P62" style:family="paragraph" style:parent-style-name="Standard" style:list-style-name="L15">
      <style:paragraph-properties fo:text-align="start" style:justify-single-word="false"/>
      <style:text-properties officeooo:rsid="0020fe71" officeooo:paragraph-rsid="0020fe71"/>
    </style:style>
    <style:style style:name="P63" style:family="paragraph" style:parent-style-name="Standard">
      <style:paragraph-properties fo:text-align="start" style:justify-single-word="false"/>
      <style:text-properties fo:font-size="14pt" fo:font-weight="bold" officeooo:rsid="00210f7b" officeooo:paragraph-rsid="00210f7b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4pt" style:text-underline-style="none" fo:font-weight="bold" officeooo:rsid="003cc3c5" officeooo:paragraph-rsid="003cc3c5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4pt" officeooo:paragraph-rsid="003cc3c5" style:font-size-asian="14pt" style:font-size-complex="14pt"/>
    </style:style>
    <style:style style:name="P66" style:family="paragraph" style:parent-style-name="Standard" style:list-style-name="L21">
      <style:paragraph-properties fo:text-align="start" style:justify-single-word="false"/>
      <style:text-properties officeooo:rsid="00246f30" officeooo:paragraph-rsid="00246f30"/>
    </style:style>
    <style:style style:name="P67" style:family="paragraph" style:parent-style-name="Standard" style:list-style-name="L15">
      <style:paragraph-properties fo:text-align="start" style:justify-single-word="false"/>
      <style:text-properties officeooo:rsid="002f6d95" officeooo:paragraph-rsid="002f6d95"/>
    </style:style>
    <style:style style:name="P68" style:family="paragraph" style:parent-style-name="Standard" style:list-style-name="L14">
      <style:paragraph-properties fo:text-align="start" style:justify-single-word="false"/>
      <style:text-properties officeooo:rsid="00318144" officeooo:paragraph-rsid="00318144"/>
    </style:style>
    <style:style style:name="P69" style:family="paragraph" style:parent-style-name="Standard">
      <style:paragraph-properties fo:text-align="start" style:justify-single-word="false"/>
      <style:text-properties officeooo:rsid="00357c35" officeooo:paragraph-rsid="00357c35"/>
    </style:style>
    <style:style style:name="P70" style:family="paragraph" style:parent-style-name="Standard" style:list-style-name="L5">
      <style:paragraph-properties fo:text-align="start" style:justify-single-word="false"/>
      <style:text-properties officeooo:rsid="003b631b" officeooo:paragraph-rsid="003b631b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3b631b" officeooo:paragraph-rsid="003b631b"/>
    </style:style>
    <style:style style:name="P72" style:family="paragraph" style:parent-style-name="Standard" style:list-style-name="L3">
      <style:paragraph-properties fo:text-align="start" style:justify-single-word="false"/>
      <style:text-properties officeooo:rsid="003b631b" officeooo:paragraph-rsid="003b631b"/>
    </style:style>
    <style:style style:name="P73" style:family="paragraph" style:parent-style-name="Standard" style:list-style-name="L11">
      <style:paragraph-properties fo:text-align="start" style:justify-single-word="false"/>
      <style:text-properties officeooo:rsid="003b631b" officeooo:paragraph-rsid="003b631b"/>
    </style:style>
    <style:style style:name="P74" style:family="paragraph" style:parent-style-name="Standard">
      <style:paragraph-properties fo:text-align="start" style:justify-single-word="false"/>
      <style:text-properties officeooo:rsid="003b631b" officeooo:paragraph-rsid="003b631b"/>
    </style:style>
    <style:style style:name="P75" style:family="paragraph" style:parent-style-name="Standard" style:list-style-name="L6">
      <style:paragraph-properties fo:text-align="start" style:justify-single-word="false"/>
      <style:text-properties officeooo:rsid="003b9483" officeooo:paragraph-rsid="003b9483"/>
    </style:style>
    <style:style style:name="P76" style:family="paragraph" style:parent-style-name="Standard">
      <style:paragraph-properties fo:text-align="start" style:justify-single-word="false"/>
      <style:text-properties fo:font-size="16pt" fo:font-style="normal" fo:font-weight="bold" officeooo:rsid="0044347f" officeooo:paragraph-rsid="0044347f" fo:background-color="#ffff00" style:font-size-asian="16pt" style:font-style-asian="normal" style:font-weight-asian="bold" style:font-size-complex="16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officeooo:rsid="004fc428" officeooo:paragraph-rsid="004fc428"/>
    </style:style>
    <style:style style:name="P78" style:family="paragraph" style:parent-style-name="Standard" style:list-style-name="L24">
      <style:paragraph-properties fo:text-align="start" style:justify-single-word="false"/>
      <style:text-properties officeooo:rsid="0057cd3f" officeooo:paragraph-rsid="0057cd3f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3c004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2869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0fe7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0f7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2a5e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46f30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aa32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7cb0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97a5d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4bf6b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28692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516ba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6cc35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7a800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7cb01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0fe71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d0324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ed344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f6d95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f1659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357c35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38be72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3a113b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3a2497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3b631b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4e1540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52c22e" style:font-size-asian="10.5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54f26f" style:font-size-asian="10.5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5a6dbd" style:font-size-asian="10.5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5b3ea1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609a55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628fb0" style:font-size-asian="10.5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66587b" style:font-size-asian="10.5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style:font-size-asian="10.5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officeooo:rsid="003a113b" style:font-size-asian="10.5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officeooo:rsid="003dcfe2" style:font-size-asian="10.5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officeooo:rsid="003fb648" style:font-size-asian="10.5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officeooo:rsid="00542819" style:font-size-asian="10.5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officeooo:rsid="0055c882" style:font-size-asian="10.5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officeooo:rsid="0057c81c" style:font-size-asian="10.5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officeooo:rsid="006c1d19" style:font-size-asian="10.5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officeooo:rsid="0070bd3e" style:font-size-asian="10.5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officeooo:rsid="0072b458" style:font-size-asian="10.5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bold" officeooo:rsid="00377660" style:font-size-asian="10.5pt" style:font-weight-asian="bold" style:font-size-complex="12pt" style:font-weight-complex="bold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bold" officeooo:rsid="005b75de" style:font-size-asian="10.5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bold" officeooo:rsid="00698db8" style:font-size-asian="10.5pt" style:font-weight-asian="bold" style:font-size-complex="12pt" style:font-weight-complex="bold"/>
    </style:style>
    <style:style style:name="T49" style:family="text">
      <style:text-properties fo:font-variant="normal" fo:text-transform="none" fo:color="#000000" style:font-name="Liberation Serif" fo:letter-spacing="normal"/>
    </style:style>
    <style:style style:name="T50" style:family="text">
      <style:text-properties fo:font-variant="normal" fo:text-transform="none" fo:color="#000000" style:font-name="Liberation Serif" fo:letter-spacing="normal" fo:font-style="normal"/>
    </style:style>
    <style:style style:name="T51" style:family="text">
      <style:text-properties fo:font-variant="normal" fo:text-transform="none" fo:color="#000000" style:font-name="Liberation Serif" fo:letter-spacing="normal" officeooo:rsid="004b188a"/>
    </style:style>
    <style:style style:name="T52" style:family="text">
      <style:text-properties officeooo:rsid="0017cb01"/>
    </style:style>
    <style:style style:name="T53" style:family="text">
      <style:text-properties officeooo:rsid="0020fe71"/>
    </style:style>
    <style:style style:name="T54" style:family="text">
      <style:text-properties officeooo:rsid="0022a5ed"/>
    </style:style>
    <style:style style:name="T55" style:family="text">
      <style:text-properties officeooo:rsid="0022a5ed" style:font-size-asian="10.5pt" style:font-weight-asian="normal" style:font-size-complex="12pt" style:font-weight-complex="normal"/>
    </style:style>
    <style:style style:name="T56" style:family="text">
      <style:text-properties officeooo:rsid="0026c3a8"/>
    </style:style>
    <style:style style:name="T57" style:family="text">
      <style:text-properties officeooo:rsid="00286846"/>
    </style:style>
    <style:style style:name="T58" style:family="text">
      <style:text-properties officeooo:rsid="00297a5d"/>
    </style:style>
    <style:style style:name="T59" style:family="text">
      <style:text-properties officeooo:rsid="002f6d95"/>
    </style:style>
    <style:style style:name="T60" style:family="text">
      <style:text-properties officeooo:rsid="003cc3c5"/>
    </style:style>
    <style:style style:name="T61" style:family="text">
      <style:text-properties officeooo:rsid="004cacd9"/>
    </style:style>
    <style:style style:name="T62" style:family="text">
      <style:text-properties officeooo:rsid="004e009d"/>
    </style:style>
    <style:style style:name="T63" style:family="text">
      <style:text-properties officeooo:rsid="0050cfb9"/>
    </style:style>
    <style:style style:name="T64" style:family="text">
      <style:text-properties fo:font-weight="bold" officeooo:rsid="0042c2b4" style:font-weight-asian="bold" style:font-weight-complex="bold"/>
    </style:style>
    <style:style style:name="T65" style:family="text">
      <style:text-properties fo:font-weight="bold" officeooo:rsid="003cc3c5" style:font-weight-asian="bold" style:font-weight-complex="bold"/>
    </style:style>
    <style:style style:name="T66" style:family="text">
      <style:text-properties officeooo:rsid="0067d614"/>
    </style:style>
    <style:style style:name="T67" style:family="text">
      <style:text-properties officeooo:rsid="006d77ba"/>
    </style:style>
    <style:style style:name="T68" style:family="text">
      <style:text-properties officeooo:rsid="006feb43"/>
    </style:style>
    <style:style style:name="T69" style:family="text">
      <style:text-properties officeooo:rsid="00710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0">Databases, </text:span>Vector Stores, and Feature Stores</text:p>
      <text:p text:style-name="P4"/>
      <text:p text:style-name="P63"><text:span text:style-name="T60">Storage </text:span>Types Overview</text:p>
      <text:p text:style-name="P6"/>
      <text:p text:style-name="P28">Information <text:span text:style-name="T52">S</text:span>ources</text:p>
      <text:p text:style-name="P14"/>
      <text:p text:style-name="P5">1. <text:span text:style-name="T53">M</text:span>essage history <text:span text:style-name="T59">(meta data)</text:span></text:p>
      <text:p text:style-name="P5">2. Web and other resources</text:p>
      <text:p text:style-name="P31"><text:span text:style-name="T3">3. User </text:span><text:span text:style-name="T5">uploads</text:span><text:span text:style-name="T3"> including resume, </text:span><text:span text:style-name="T11">interview</text:span><text:span text:style-name="T3"> material</text:span></text:p>
      <text:p text:style-name="P5">4. User job application and tasks status <text:span text:style-name="T59">(meta data)</text:span></text:p>
      <text:p text:style-name="P9">5. User <text:span text:style-name="T66">information such as </text:span>self description, career goals, <text:span text:style-name="T63">and other information gathered from </text:span><text:span text:style-name="T66">user </text:span><text:span text:style-name="T63">uploads such as name, work experience</text:span></text:p>
      <text:p text:style-name="P18"/>
      <text:p text:style-name="P9"/>
      <text:p text:style-name="P30">Databases</text:p>
      <text:p text:style-name="P15"/>
      <text:p text:style-name="P15">1. S3</text:p>
      <text:p text:style-name="P15">2. DynamoDB</text:p>
      <text:p text:style-name="P15">3. EFS</text:p>
      <text:p text:style-name="P19"/>
      <text:p text:style-name="P9"/>
      <text:p text:style-name="P29">Vector Store</text:p>
      <text:p text:style-name="P10"/>
      <text:p text:style-name="P10">1. Faiss: </text:p>
      <text:list xml:id="list1986575241" text:style-name="L19">
        <text:list-item>
          <text:p text:style-name="P11"><text:span text:style-name="T54">r</text:span>uns on ram, user specific, dynamic<text:span text:style-name="T56">ally </text:span><text:span text:style-name="T58">reads and writes</text:span></text:p>
        </text:list-item>
        <text:list-item>
          <text:p text:style-name="P13"><text:span text:style-name="T57">E</text:span>mbeddings can be updated and saved on S3/EFS <text:span text:style-name="T57">with Lambda function</text:span></text:p>
        </text:list-item>
        <text:list-item>
          <text:p text:style-name="P23">supports indexing</text:p>
        </text:list-item>
      </text:list>
      <text:p text:style-name="P10">2. Redis/Chroma: </text:p>
      <text:list xml:id="list3669122258" text:style-name="L20">
        <text:list-item>
          <text:p text:style-name="P34"><text:span text:style-name="T8">both can be persisted, </text:span><text:span text:style-name="T9">web resources, </text:span><text:span text:style-name="T10">mostly reads only</text:span></text:p>
        </text:list-item>
        <text:list-item>
          <text:p text:style-name="P24">supports indexing</text:p>
        </text:list-item>
        <text:list-item>
          <text:p text:style-name="P27"><text:span text:style-name="T55">cloud option: </text:span></text:p>
        </text:list-item>
      </text:list>
      <text:list xml:id="list1755644155" text:style-name="L21">
        <text:list-item>
          <text:p text:style-name="P35"><text:span text:style-name="T6">chroma publishes cloudformation templates to s3 </text:span><text:span text:style-name="T7">using t3.small instance (costs $15 a month)</text:span><text:span text:style-name="T6">, </text:span><text:span text:style-name="T7">can be deployed to EC2</text:span></text:p>
        </text:list-item>
        <text:list-item>
          <text:p text:style-name="P66"><text:span text:style-name="T1">Redis cloud with Amazon Bedrock</text:span></text:p>
        </text:list-item>
      </text:list>
      <text:p text:style-name="P17"><text:span text:style-name="T62">3</text:span><text:span text:style-name="T61">. </text:span>OpenSearch:</text:p>
      <text:list xml:id="list1708419100" text:style-name="L31">
        <text:list-item>
          <text:p text:style-name="P16">Serverless</text:p>
        </text:list-item>
      </text:list>
      <text:p text:style-name="P20"><text:span text:style-name="T62">4</text:span><text:span text:style-name="T61">. </text:span>DocArray</text:p>
      <text:p text:style-name="P21">5. LanceDB:</text:p>
      <text:list xml:id="list756527589" text:style-name="L32">
        <text:list-item>
          <text:p text:style-name="P22">serverless, can persist to disk, free</text:p>
        </text:list-item>
      </text:list>
      <text:p text:style-name="P25">6. ElasticSearchVector:</text:p>
      <text:list xml:id="list3210018375" text:style-name="L33">
        <text:list-item>
          <text:p text:style-name="P26">fast, <text:span text:style-name="T69">cloud, </text:span>supports indexing</text:p>
        </text:list-item>
      </text:list>
      <text:p text:style-name="P20"/>
      <text:p text:style-name="P29">Feature Store</text:p>
      <text:p text:style-name="P10"/>
      <text:p text:style-name="P10">1. Feast:</text:p>
      <text:list xml:id="list4283365788" text:style-name="L16">
        <text:list-item>
          <text:p text:style-name="P12">offline: <text:span text:style-name="T67">model finetuning</text:span></text:p>
        </text:list-item>
        <text:list-item>
          <text:p text:style-name="P12">online: <text:span text:style-name="T67">real-time inference</text:span></text:p>
        </text:list-item>
        <text:list-item>
          <text:p text:style-name="P12">server</text:p>
        </text:list-item>
      </text:list>
      <text:p text:style-name="P7"><text:soft-page-break/></text:p>
      <text:p text:style-name="P7"/>
      <text:p text:style-name="P7"/>
      <text:p text:style-name="P65"><text:span text:style-name="T64">Database </text:span><text:span text:style-name="T65">Storage Formats</text:span></text:p>
      <text:p text:style-name="P8"/>
      <text:p text:style-name="P32"><text:span text:style-name="T2">1. </text:span><text:span text:style-name="T4">M</text:span><text:span text:style-name="T2">essage history:</text:span></text:p>
      <text:p text:style-name="P32"><text:span text:style-name="T2"/></text:p>
      <text:list xml:id="list463585162" text:style-name="L2">
        <text:list-item>
          <text:p text:style-name="P33"><text:span text:style-name="T2">Saved to DynamoDB through Langchain’s Agent’s ConversationBufferMemory class</text:span></text:p>
        </text:list-item>
        <text:list-item>
          <text:p text:style-name="P33"><text:span text:style-name="T2">Format:</text:span><text:span text:style-name="T3"> </text:span><text:span text:style-name="T13">[HumanMessage(content='hi!', additional_kwargs={}, example=False),<text:line-break/>AIMessage(content='whats up?', additional_kwargs={}, example=False)]</text:span></text:p>
        </text:list-item>
        <text:list-item>
          <text:p text:style-name="P71"><text:span text:style-name="T35">dynamic </text:span><text:span text:style-name="T13">p</text:span><text:span text:style-name="T12">ermanent storage</text:span></text:p>
          <text:p text:style-name="P33"><text:span text:style-name="T13"/></text:p>
        </text:list-item>
      </text:list>
      <text:p text:style-name="P45"><text:span text:style-name="T13">2. </text:span><text:span text:style-name="T12">Web and other resources:</text:span></text:p>
      <text:p text:style-name="P45"><text:span text:style-name="T12"/></text:p>
      <text:list xml:id="list2118069255" text:style-name="L3">
        <text:list-item>
          <text:p text:style-name="P49">Web content is scraped and then saved locally for now (can shift <text:s/>to remote storage if needed)</text:p>
        </text:list-item>
        <text:list-item>
          <text:p text:style-name="P46"><text:span text:style-name="T12">Format: TXT</text:span></text:p>
        </text:list-item>
        <text:list-item>
          <text:p text:style-name="P72"><text:span text:style-name="T35">static </text:span><text:span text:style-name="T12">permanent storage</text:span></text:p>
        </text:list-item>
      </text:list>
      <text:p text:style-name="P45"><text:span text:style-name="T12"/></text:p>
      <text:p text:style-name="P45"><text:span text:style-name="T12">3. User </text:span><text:span text:style-name="T31">uploads</text:span><text:span text:style-name="T12">:</text:span></text:p>
      <text:p text:style-name="P45"><text:span text:style-name="T12"><text:tab/></text:span></text:p>
      <text:list xml:id="list2842493119" text:style-name="L5">
        <text:list-item>
          <text:p text:style-name="P47"><text:span text:style-name="T12">User uploads </text:span><text:span text:style-name="T19">and downloads</text:span><text:span text:style-name="T12"> saved to S3 </text:span><text:span text:style-name="T27">(</text:span><text:span text:style-name="T26">session-specific, </text:span><text:span text:style-name="T28">mostly temporary storage</text:span><text:span text:style-name="T27">)</text:span></text:p>
        </text:list-item>
        <text:list-item>
          <text:p text:style-name="P47"><text:span text:style-name="T12">Format: </text:span><text:span text:style-name="T14">original format and </text:span><text:span text:style-name="T12">TXT</text:span></text:p>
        </text:list-item>
        <text:list-item>
          <text:p text:style-name="P70"><text:span text:style-name="T35">dynamic </text:span><text:span text:style-name="T12">temporary storage</text:span></text:p>
          <text:p text:style-name="P47"><text:span text:style-name="T12"/></text:p>
        </text:list-item>
      </text:list>
      <text:p text:style-name="P50"><text:span text:style-name="T12">4. User </text:span><text:span text:style-name="T15">task</text:span><text:span text:style-name="T12"> status:</text:span></text:p>
      <text:p text:style-name="P50"><text:span text:style-name="T12"/></text:p>
      <text:list xml:id="list2989677259" text:style-name="L6">
        <text:list-item>
          <text:p text:style-name="P51"><text:span text:style-name="T12">TBD</text:span></text:p>
        </text:list-item>
        <text:list-item>
          <text:p text:style-name="P60"><text:span text:style-name="T12">Format: possibly log-like </text:span></text:p>
        </text:list-item>
        <text:list-item>
          <text:p text:style-name="P75"><text:span text:style-name="T35">dynamic </text:span><text:span text:style-name="T12">permanent storage</text:span></text:p>
          <text:p text:style-name="P51"><text:span text:style-name="T12"/></text:p>
        </text:list-item>
      </text:list>
      <text:p text:style-name="P52"><text:span text:style-name="T12">5. </text:span><text:span text:style-name="T29">User info:</text:span></text:p>
      <text:p text:style-name="P52"><text:span text:style-name="T12"/></text:p>
      <text:list xml:id="list1771239692" text:style-name="L11">
        <text:list-item>
          <text:p text:style-name="P58"><text:span text:style-name="T12">User input </text:span><text:span text:style-name="T20">written</text:span><text:span text:style-name="T12"> to file then uploaded to S3 </text:span><text:span text:style-name="T27">(</text:span><text:span text:style-name="T25">non-session specific</text:span><text:span text:style-name="T27">)</text:span></text:p>
        </text:list-item>
        <text:list-item>
          <text:p text:style-name="P59"><text:span text:style-name="T12">Format: TXT</text:span></text:p>
        </text:list-item>
        <text:list-item>
          <text:p text:style-name="P73"><text:span text:style-name="T35">dynamic </text:span><text:span text:style-name="T12">permanent storage</text:span></text:p>
        </text:list-item>
      </text:list>
      <text:p text:style-name="P74"><text:span text:style-name="T12"/></text:p>
      <text:p text:style-name="P77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oft-page-break/><text:span text:style-name="T12"/></text:p>
      <text:p text:style-name="P64"><text:span text:style-name="T50">LLM Use Cases</text:span></text:p>
      <text:p text:style-name="P45"><text:span text:style-name="T12"/></text:p>
      <text:p text:style-name="P45"><text:span text:style-name="T12">1. </text:span><text:span text:style-name="T18">Me</text:span><text:span text:style-name="T12">ssage history:</text:span></text:p>
      <text:p text:style-name="P45"><text:span text:style-name="T12"/></text:p>
      <text:list xml:id="list389307612" text:style-name="L7">
        <text:list-item>
          <text:p text:style-name="P61"><text:span text:style-name="T12">chatbot/interviewbot:</text:span></text:p>
        </text:list-item>
      </text:list>
      <text:list xml:id="list2411924590" text:style-name="L15">
        <text:list-item>
          <text:p text:style-name="P62"><text:span text:style-name="T12">each session’s buffered memory is provided to agent</text:span></text:p>
        </text:list-item>
        <text:list-item>
          <text:p text:style-name="P67"><text:span text:style-name="T12">debugging: meta agent or agent tool</text:span></text:p>
        </text:list-item>
        <text:list-item>
          <text:p text:style-name="P62"><text:span text:style-name="T12">fine tuning on message history </text:span><text:span text:style-name="T21">to improve assistance?</text:span></text:p>
          <text:p text:style-name="P62"><text:span text:style-name="T21"/></text:p>
        </text:list-item>
      </text:list>
      <text:p text:style-name="P52"><text:span text:style-name="T12">2. Web resources:</text:span></text:p>
      <text:p text:style-name="P52"><text:span text:style-name="T12"/></text:p>
      <text:list xml:id="list3236047159" text:style-name="L8">
        <text:list-item>
          <text:p text:style-name="P54"><text:span text:style-name="T18">chatbot/interviewbot: </text:span></text:p>
        </text:list-item>
      </text:list>
      <text:list xml:id="list4140118816" text:style-name="L22">
        <text:list-item>
          <text:p text:style-name="P36"><text:span text:style-name="T15">RAG </text:span><text:span text:style-name="T17">for agent </text:span><text:span text:style-name="T23">tools</text:span><text:span text:style-name="T17"> and chains</text:span></text:p>
        </text:list-item>
      </text:list>
      <text:list xml:id="list115040778917427" text:continue-list="list3236047159" text:style-name="L8">
        <text:list-header>
          <text:p text:style-name="P53"><text:span text:style-name="T17"/></text:p>
        </text:list-header>
      </text:list>
      <text:p text:style-name="P52"><text:span text:style-name="T12">3. User </text:span><text:span text:style-name="T32">uploads</text:span><text:span text:style-name="T12">:</text:span></text:p>
      <text:p text:style-name="P52"><text:span text:style-name="T12"/></text:p>
      <text:list xml:id="list2736267102" text:style-name="L9">
        <text:list-item>
          <text:p text:style-name="P37"><text:span text:style-name="T18">chatbot/interviewbot: </text:span></text:p>
        </text:list-item>
      </text:list>
      <text:list xml:id="list3871245161" text:style-name="L24">
        <text:list-item>
          <text:p text:style-name="P38"><text:span text:style-name="T16">most </text:span><text:span text:style-name="T15">file paths directly fed into prompt </text:span><text:span text:style-name="T16">to be used </text:span><text:span text:style-name="T23">by agents fed into tools </text:span></text:p>
        </text:list-item>
        <text:list-item>
          <text:p text:style-name="P38"><text:span text:style-name="T24">document that are too large such as </text:span><text:span text:style-name="T16">interview material are used as RAG </text:span></text:p>
        </text:list-item>
        <text:list-item>
          <text:p text:style-name="P78"><text:span text:style-name="T16">t</text:span><text:span text:style-name="T12">hese materials are session-specific and do not need to be persisted </text:span></text:p>
        </text:list-item>
      </text:list>
      <text:p text:style-name="P55"><text:span text:style-name="T12"/></text:p>
      <text:p text:style-name="P55"><text:span text:style-name="T12">4. User task status:</text:span></text:p>
      <text:p text:style-name="P55"><text:span text:style-name="T12"/></text:p>
      <text:list xml:id="list2489006917" text:style-name="L14">
        <text:list-item>
          <text:p text:style-name="P68"><text:span text:style-name="T12">autogpt:</text:span></text:p>
        </text:list-item>
      </text:list>
      <text:list xml:id="list4191110724" text:style-name="L29">
        <text:list-item>
          <text:p text:style-name="P43"><text:span text:style-name="T34">external data needs to be </text:span><text:span text:style-name="T23">updated as user may apply for multiple jobs and job postings are constantly </text:span><text:span text:style-name="T34">changed</text:span><text:span text:style-name="T23">, todo and done tasks are dynamic </text:span></text:p>
        </text:list-item>
      </text:list>
      <text:p text:style-name="P55"><text:span text:style-name="T12"/></text:p>
      <text:p text:style-name="P56"><text:span text:style-name="T12">5. </text:span><text:span text:style-name="T30">User info</text:span><text:span text:style-name="T12">:</text:span></text:p>
      <text:p text:style-name="P56"><text:span text:style-name="T12"/></text:p>
      <text:list xml:id="list1539361177" text:style-name="L13">
        <text:list-item>
          <text:p text:style-name="P57"><text:span text:style-name="T12">chatbot: </text:span></text:p>
        </text:list-item>
      </text:list>
      <text:list xml:id="list2237394467" text:style-name="L26">
        <text:list-item>
          <text:p text:style-name="P39"><text:span text:style-name="Strong_20_Emphasis"><text:span text:style-name="T34">incorporates user input into prompt</text:span></text:span></text:p>
        </text:list-item>
      </text:list>
      <text:list xml:id="list115041519857297" text:continue-list="list1539361177" text:style-name="L13">
        <text:list-item>
          <text:p text:style-name="P40"><text:span text:style-name="T22">autogpt:</text:span></text:p>
        </text:list-item>
      </text:list>
      <text:list xml:id="list444363117" text:style-name="L28">
        <text:list-item>
          <text:p text:style-name="P41"><text:span text:style-name="T17">t</text:span><text:span text:style-name="T33">hese are updated by the user so needs to i</text:span><text:span text:style-name="Strong_20_Emphasis"><text:span text:style-name="T33">ncorporate external data fetched based on user input</text:span></text:span></text:p>
        </text:list-item>
      </text:list>
      <text:p text:style-name="P42"/>
      <text:p text:style-name="P42"><text:span text:style-name="T22"/></text:p>
      <text:p text:style-name="P42"><text:span text:style-name="T22"/></text:p>
      <text:p text:style-name="P69"><text:span text:style-name="T22"/></text:p>
      <text:p text:style-name="P76"><text:span text:style-name="T49"/></text:p>
      <text:p text:style-name="P76"><text:span text:style-name="T49"/></text:p>
      <text:p text:style-name="P76"><text:span text:style-name="T49"/></text:p>
      <text:p text:style-name="P76"><text:span text:style-name="T49"/></text:p>
      <text:p text:style-name="P76"><text:span text:style-name="T49"/></text:p>
      <text:p text:style-name="P76"><text:span text:style-name="T49"/></text:p>
      <text:p text:style-name="P76"><text:span text:style-name="T49"/></text:p>
      <text:p text:style-name="P76"><text:soft-page-break/><text:span text:style-name="T49"/></text:p>
      <text:p text:style-name="P76"><text:span text:style-name="T49">De</text:span><text:span text:style-name="T51">stination for LLM Usage</text:span></text:p>
      <text:p text:style-name="P2"><text:span text:style-name="T36"/></text:p>
      <text:p text:style-name="P3"><text:span text:style-name="T36">1. Message history: Faiss </text:span><text:span text:style-name="T38">on S3</text:span></text:p>
      <text:p text:style-name="P3"><text:span text:style-name="T36">2. </text:span><text:span text:style-name="T39">Web resources</text:span><text:span text:style-name="T36">: </text:span><text:span text:style-name="T43">Any vector store that </text:span><text:span text:style-name="T44">supports </text:span><text:span text:style-name="T43">indexing</text:span></text:p>
      <text:p text:style-name="P44"><text:span text:style-name="T46">3. User </text:span><text:span text:style-name="T47">uploads</text:span><text:span text:style-name="T46">: </text:span><text:span text:style-name="T48">LanceDB</text:span></text:p>
      <text:p text:style-name="P3"><text:span text:style-name="T36">4. </text:span><text:span text:style-name="T42">User t</text:span><text:span text:style-name="T36">ask status: Feast </text:span></text:p>
      <text:p text:style-name="P3"><text:span text:style-name="T36">5. </text:span><text:span text:style-name="T41">User info</text:span><text:span text:style-name="T36">:</text:span><text:span text:style-name="T37"> </text:span><text:span text:style-name="T45">LanceDB</text:span></text:p>
      <text:p text:style-name="P69"><text:span text:style-name="T12"/></text:p>
      <text:p text:style-name="P56"><text:span text:style-name="T12"/></text:p>
      <text:p text:style-name="P56"><text:span text:style-name="T12"/></text:p>
      <text:p text:style-name="P56"><text:span text:style-name="T12"/></text:p>
      <text:p text:style-name="P56"><text:span text:style-name="T12"/></text:p>
      <text:p text:style-name="P56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8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7T16:57:00.190727892</meta:creation-date>
    <dc:date>2024-01-10T16:48:30.571529215</dc:date>
    <meta:editing-duration>P2DT19H23M39S</meta:editing-duration>
    <meta:editing-cycles>91</meta:editing-cycles>
    <meta:generator>LibreOffice/6.4.7.2$Linux_X86_64 LibreOffice_project/40$Build-2</meta:generator>
    <meta:document-statistic meta:table-count="0" meta:image-count="0" meta:object-count="0" meta:page-count="4" meta:paragraph-count="89" meta:word-count="483" meta:character-count="2924" meta:non-whitespace-character-count="2560"/>
  </office:meta>
</office:document-meta>
</file>